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5.196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 style:data-style-name="N114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14">
      <style:table-cell-properties style:text-align-source="fix" style:repeat-content="false" fo:border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 style:data-style-name="N114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99pt solid #000000" fo:border-left="none" fo:border-right="none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Ubuntu" fo:font-size="8pt" style:font-size-asian="8pt" style:font-size-complex="8pt"/>
    </style:style>
    <style:style style:name="ce24" style:family="table-cell" style:parent-style-name="Default" style:data-style-name="N114">
      <style:table-cell-properties fo:border-bottom="0.99pt solid #000000" fo:border-left="none" fo:border-right="none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4">
      <style:text-properties style:font-name="Ubuntu" fo:font-size="8pt" style:font-size-asian="8pt" style:font-size-complex="8pt"/>
    </style:style>
    <style:style style:name="ce26" style:family="table-cell" style:parent-style-name="Default" style:data-style-name="N114">
      <style:table-cell-properties fo:border-bottom="0.06pt solid #000000" fo:background-color="transparent" fo:border-left="none" fo:border-right="none" fo:border-top="0.06pt solid #000000"/>
      <style:text-properties style:font-name="Ubuntu" fo:font-size="8pt" style:font-size-asian="8pt" style:font-size-complex="8pt"/>
    </style:style>
    <style:style style:name="ce27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4">
      <style:table-cell-properties fo:border-bottom="0.99pt solid #000000" fo:border-left="none" fo:border-right="0.99pt solid #000000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4">
      <style:table-cell-properties fo:border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line-through-style="none" style:font-name="Ubuntu" fo:font-size="8pt" style:font-size-asian="8pt" style:font-size-complex="8pt"/>
    </style:style>
    <style:style style:name="ce3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text-line-through-style="none" style:font-name="Ubuntu"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Fabrication" table:style-name="ta1" table:print-ranges="BoM_Fabrication.A1:BoM_Fabrication.J27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1"/>
        <table:table-column table:style-name="co8" table:default-cell-style-name="ce25"/>
        <table:table-column table:style-name="co9" table:default-cell-style-name="ce25"/>
        <table:table-column table:style-name="co10" table:default-cell-style-name="ce21"/>
        <table:table-column table:style-name="co11" table:number-columns-repeated="1012" table:default-cell-style-name="ce21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Fabrication, with X, Y Position</text:p>
            </table:table-cell>
            <table:table-cell table:style-name="ce6"/>
            <table:table-cell table:style-name="ce11" table:number-columns-repeated="2"/>
            <table:table-cell table:style-name="ce17" table:number-columns-repeated="2"/>
            <table:table-cell table:style-name="ce20"/>
            <table:table-cell table:style-name="ce24"/>
            <table:table-cell table:style-name="ce28"/>
            <table:table-cell table:style-name="ce31" table:number-columns-repeated="1013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8" office:value-type="string">
              <text:p>value</text:p>
            </table:table-cell>
            <table:table-cell table:style-name="ce13" office:value-type="string">
              <text:p>Position X</text:p>
            </table:table-cell>
            <table:table-cell table:style-name="ce13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2" office:value-type="string">
              <text:p>Vendor</text:p>
            </table:table-cell>
            <table:table-cell table:style-name="ce22" office:value-type="string">
              <text:p>Vendor P/N</text:p>
            </table:table-cell>
            <table:table-cell table:style-name="ce29" office:value-type="string">
              <text:p>NOTE1</text:p>
            </table:table-cell>
            <table:table-cell table:style-name="ce29" office:value-type="string">
              <text:p>NOTE 2</text:p>
            </table:table-cell>
            <table:table-cell table:style-name="ce29" office:value-type="string">
              <text:p>MODULE</text:p>
            </table:table-cell>
            <table:table-cell table:number-columns-repeated="1013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9" office:value-type="string">
            <text:p>BATT_RTC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6" office:value-type="string">
            <text:p>3003K-ND</text:p>
          </table:table-cell>
          <table:table-cell table:style-name="ce16"/>
          <table:table-cell table:style-name="ce32" office:value-type="string">
            <text:p>Battery Socket</text:p>
          </table:table-cell>
          <table:table-cell table:style-name="ce16" office:value-type="string">
            <text:p>CR203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3V CR2032 Battery</text:p>
          </table:table-cell>
          <table:table-cell table:style-name="ce14" table:number-columns-repeated="3"/>
          <table:table-cell table:style-name="ce18"/>
          <table:table-cell table:style-name="ce16" office:value-type="string">
            <text:p><text:a xlink:href="http://search.digikey.com/us/en/products/CR2032/P189-ND/31939">DigiKey</text:a></text:p>
          </table:table-cell>
          <table:table-cell table:style-name="ce16" office:value-type="string">
            <text:p>P189-ND</text:p>
          </table:table-cell>
          <table:table-cell table:style-name="ce16"/>
          <table:table-cell table:style-name="ce32" office:value-type="string">
            <text:p>LR2032 Coin Battery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u</text:p>
          </table:table-cell>
          <table:table-cell table:style-name="ce15" office:value-type="float" office:value="1.7975">
            <text:p>1.7975</text:p>
          </table:table-cell>
          <table:table-cell table:style-name="ce15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7.0775">
            <text:p>7.0775</text:p>
          </table:table-cell>
          <table:table-cell table:style-name="ce15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14" office:value-type="float" office:value="6.5075">
            <text:p>6.507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5</text:p>
          </table:table-cell>
          <table:table-cell table:style-name="ce9" office:value-type="string">
            <text:p>100n</text:p>
          </table:table-cell>
          <table:table-cell table:style-name="ce14" office:value-type="float" office:value="1.4625">
            <text:p>1.4625</text:p>
          </table:table-cell>
          <table:table-cell table:style-name="ce14" office:value-type="float" office:value="2.125">
            <text:p>2.12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14" office:value-type="float" office:value="5.8325">
            <text:p>5.8325</text:p>
          </table:table-cell>
          <table:table-cell table:style-name="ce14" office:value-type="float" office:value="9.5175">
            <text:p>9.517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FTDI Reset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ECE-A1CKA101/P833-ND/44757">DigiKey</text:a></text:p>
          </table:table-cell>
          <table:table-cell table:style-name="ce16" office:value-type="string">
            <text:p>P833-ND</text:p>
          </table:table-cell>
          <table:table-cell table:style-name="ce16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9</text:p>
          </table:table-cell>
          <table:table-cell table:style-name="ce9" office:value-type="string">
            <text:p>100n</text:p>
          </table:table-cell>
          <table:table-cell table:style-name="ce14" office:value-type="float" office:value="6.8925">
            <text:p>6.892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0</text:p>
          </table:table-cell>
          <table:table-cell table:style-name="ce9" office:value-type="string">
            <text:p>100n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9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0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1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2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3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4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5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6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7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8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9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0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1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2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3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4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5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6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7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8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9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0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1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2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3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4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5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6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7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8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9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0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8</text:p>
          </table:table-cell>
          <table:table-cell table:style-name="ce9" office:value-type="string">
            <text:p>DBG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Debug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0</text:p>
          </table:table-cell>
          <table:table-cell table:style-name="ce9" office:value-type="string">
            <text:p>PWR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1</text:p>
          </table:table-cell>
          <table:table-cell table:style-name="ce9" office:value-type="string">
            <text:p>V_IN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X60-MB-5S8/H2960CT-ND/597539">DigiKey</text:a></text:p>
          </table:table-cell>
          <table:table-cell table:style-name="ce16" office:value-type="string">
            <text:p>H2960CT-ND</text:p>
          </table:table-cell>
          <table:table-cell table:style-name="ce16"/>
          <table:table-cell table:style-name="ce32" office:value-type="string">
            <text:p>USB-Mini Socket</text:p>
          </table:table-cell>
          <table:table-cell table:style-name="ce16" office:value-type="string">
            <text:p>con-hirose-UX60-MB-5S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1</text:p>
          </table:table-cell>
          <table:table-cell table:style-name="ce9" office:value-type="string">
            <text:p>PWR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PWR_SEL</text:p>
          </table:table-cell>
          <table:table-cell table:style-name="ce16" office:value-type="string">
            <text:p>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PWR_SEL K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2</text:p>
          </table:table-cell>
          <table:table-cell table:style-name="ce9" office:value-type="string">
            <text:p>LED_ENABLE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LED_ENABLE</text:p>
          </table:table-cell>
          <table:table-cell table:style-name="ce16" office:value-type="string">
            <text:p>pin_strip_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LED_ENABLE K2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4</text:p>
          </table:table-cell>
          <table:table-cell table:style-name="ce9" office:value-type="string">
            <text:p>SCL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CL, K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5</text:p>
          </table:table-cell>
          <table:table-cell table:style-name="ce9" office:value-type="string">
            <text:p>SDA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DL, K5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7</text:p>
          </table:table-cell>
          <table:table-cell table:style-name="ce9" office:value-type="string">
            <text:p>FTDI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6 pin</text:p>
          </table:table-cell>
          <table:table-cell table:style-name="ce16" office:value-type="string">
            <text:p>pin_strip_6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</text:p>
          </table:table-cell>
          <table:table-cell table:style-name="ce9" office:value-type="string">
            <text:p>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2</text:p>
          </table:table-cell>
          <table:table-cell table:style-name="ce9" office:value-type="string">
            <text:p>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3</text:p>
          </table:table-cell>
          <table:table-cell table:style-name="ce9" office:value-type="string">
            <text:p>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4</text:p>
          </table:table-cell>
          <table:table-cell table:style-name="ce9" office:value-type="string">
            <text:p>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5</text:p>
          </table:table-cell>
          <table:table-cell table:style-name="ce9" office:value-type="string">
            <text:p>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6</text:p>
          </table:table-cell>
          <table:table-cell table:style-name="ce9" office:value-type="string">
            <text:p>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7</text:p>
          </table:table-cell>
          <table:table-cell table:style-name="ce9" office:value-type="string">
            <text:p>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8</text:p>
          </table:table-cell>
          <table:table-cell table:style-name="ce9" office:value-type="string">
            <text:p>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9</text:p>
          </table:table-cell>
          <table:table-cell table:style-name="ce9" office:value-type="string">
            <text:p>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0</text:p>
          </table:table-cell>
          <table:table-cell table:style-name="ce9" office:value-type="string">
            <text:p>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1</text:p>
          </table:table-cell>
          <table:table-cell table:style-name="ce9" office:value-type="string">
            <text:p>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2</text:p>
          </table:table-cell>
          <table:table-cell table:style-name="ce9" office:value-type="string">
            <text:p>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3</text:p>
          </table:table-cell>
          <table:table-cell table:style-name="ce9" office:value-type="string">
            <text:p>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4</text:p>
          </table:table-cell>
          <table:table-cell table:style-name="ce9" office:value-type="string">
            <text:p>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5</text:p>
          </table:table-cell>
          <table:table-cell table:style-name="ce9" office:value-type="string">
            <text:p>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6</text:p>
          </table:table-cell>
          <table:table-cell table:style-name="ce9" office:value-type="string">
            <text:p>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7</text:p>
          </table:table-cell>
          <table:table-cell table:style-name="ce9" office:value-type="string">
            <text:p>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76">
            <text:p>6.7600</text:p>
          </table:table-cell>
          <table:table-cell table:style-name="ce14" office:value-type="float" office:value="8.7">
            <text:p>8.7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5">
            <text:p>8.55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7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8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9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0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5">
            <text:p>8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7</text:p>
          </table:table-cell>
          <table:table-cell table:style-name="ce9" office:value-type="string">
            <text:p>10k</text:p>
          </table:table-cell>
          <table:table-cell table:style-name="ce14" office:value-type="float" office:value="1.8725">
            <text:p>1.8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8</text:p>
          </table:table-cell>
          <table:table-cell table:style-name="ce9" office:value-type="string">
            <text:p>10k</text:p>
          </table:table-cell>
          <table:table-cell table:style-name="ce14" office:value-type="float" office:value="2.4725">
            <text:p>2.4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9</text:p>
          </table:table-cell>
          <table:table-cell table:style-name="ce9" office:value-type="string">
            <text:p>10k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0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1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2</text:p>
          </table:table-cell>
          <table:table-cell table:style-name="ce9" office:value-type="string">
            <text:p>10k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3</text:p>
          </table:table-cell>
          <table:table-cell table:style-name="ce9" office:value-type="string">
            <text:p>10k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4</text:p>
          </table:table-cell>
          <table:table-cell table:style-name="ce9" office:value-type="string">
            <text:p>1k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5</text:p>
          </table:table-cell>
          <table:table-cell table:style-name="ce9" office:value-type="string">
            <text:p>1k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6</text:p>
          </table:table-cell>
          <table:table-cell table:style-name="ce9" office:value-type="string">
            <text:p>1k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96">
            <text:p>1.96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0</text:p>
          </table:table-cell>
          <table:table-cell table:style-name="ce9" office:value-type="string">
            <text:p>10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1</text:p>
          </table:table-cell>
          <table:table-cell table:style-name="ce9" office:value-type="string">
            <text:p>10K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2</text:p>
          </table:table-cell>
          <table:table-cell table:style-name="ce9" office:value-type="string">
            <text:p>LDR SOCKET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2">
            <text:p>1.2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5-534206-1/A32932-ND/1093003">DigiKey</text:a></text:p>
          </table:table-cell>
          <table:table-cell table:style-name="ce16" office:value-type="string">
            <text:p>A32932-ND</text:p>
          </table:table-cell>
          <table:table-cell table:style-name="ce16"/>
          <table:table-cell table:style-name="ce32" office:value-type="string">
            <text:p>Socket header, 2 pin, for LDR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--</text:p>
          </table:table-cell>
          <table:table-cell table:style-name="ce9" office:value-type="string">
            <text:p>LDR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PDV-P9007/PDV-P9007-ND/480624">DigiKey</text:a></text:p>
          </table:table-cell>
          <table:table-cell table:style-name="ce16" office:value-type="string">
            <text:p>PDV-P9007-ND</text:p>
          </table:table-cell>
          <table:table-cell table:style-name="ce16"/>
          <table:table-cell table:style-name="ce32" office:value-type="string">
            <text:p>LDR, 10k to 100k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3</text:p>
          </table:table-cell>
          <table:table-cell table:style-name="ce9" office:value-type="string">
            <text:p>68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680R/CF18JT680RCT-ND/2022738">DigiKey</text:a></text:p>
          </table:table-cell>
          <table:table-cell table:style-name="ce16" office:value-type="string">
            <text:p>CF18JT68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4</text:p>
          </table:table-cell>
          <table:table-cell table:style-name="ce9" office:value-type="string">
            <text:p>2k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51">
            <text:p>1.5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3352T-1-202LF/3352T-202LF-ND/1088345">DigiKey</text:a></text:p>
          </table:table-cell>
          <table:table-cell table:style-name="ce16" office:value-type="string">
            <text:p>3352T-202LF-ND</text:p>
          </table:table-cell>
          <table:table-cell table:style-name="ce16"/>
          <table:table-cell table:style-name="ce32" office:value-type="string">
            <text:p>Pot, Thumbwheel, Ceramic,</text:p>
          </table:table-cell>
          <table:table-cell table:style-name="ce16" office:value-type="string">
            <text:p>Pot-Var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5</text:p>
          </table:table-cell>
          <table:table-cell table:style-name="ce10" office:value-type="string">
            <text:p>680E</text:p>
          </table:table-cell>
          <table:table-cell table:style-name="ce15" office:value-type="float" office:value="1.335">
            <text:p>1.3350</text:p>
          </table:table-cell>
          <table:table-cell table:style-name="ce15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CF18JT680R/CF18JT680RCT-ND/2022738">DigiKey</text:a></text:p>
          </table:table-cell>
          <table:table-cell table:style-name="ce23" office:value-type="string">
            <text:p>CF18JT680RCT-ND</text:p>
          </table:table-cell>
          <table:table-cell table:style-name="ce23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6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7</text:p>
          </table:table-cell>
          <table:table-cell table:style-name="ce9" office:value-type="string">
            <text:p>10k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8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P1</text:p>
          </table:table-cell>
          <table:table-cell table:style-name="ce9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vendor=0&amp;keywords=102-1169-ND">DigiKey</text:a></text:p>
          </table:table-cell>
          <table:table-cell table:style-name="ce16" office:value-type="string">
            <text:p>102-1169-ND</text:p>
          </table:table-cell>
          <table:table-cell table:style-name="ce16"/>
          <table:table-cell table:style-name="ce32" office:value-type="string">
            <text:p>Audio Buzzer</text:p>
          </table:table-cell>
          <table:table-cell table:style-name="ce16" office:value-type="string">
            <text:p>Speake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2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x=23&amp;y=19&amp;lang=en&amp;site=us&amp;KeyWords=450-1647-ND">DigiKey</text:a></text:p>
          </table:table-cell>
          <table:table-cell table:style-name="ce23" office:value-type="string">
            <text:p>450-1647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2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x=23&amp;y=19&amp;lang=en&amp;site=us&amp;KeyWords=450-1647-ND">DigiKey</text:a></text:p>
          </table:table-cell>
          <table:table-cell table:style-name="ce23" office:value-type="string">
            <text:p>450-1647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32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x=23&amp;y=19&amp;lang=en&amp;site=us&amp;KeyWords=450-1647-ND">DigiKey</text:a></text:p>
          </table:table-cell>
          <table:table-cell table:style-name="ce23" office:value-type="string">
            <text:p>450-1647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42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us/en/products/FSM2JH/450-1649-ND/1632535">DigiKey</text:a></text:p>
          </table:table-cell>
          <table:table-cell table:style-name="ce23" office:value-type="string">
            <text:p>450-1649-ND</text:p>
          </table:table-cell>
          <table:table-cell table:style-name="ce23"/>
          <table:table-cell table:style-name="ce34" office:value-type="string">
            <text:p>Push button switch, Short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52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x=23&amp;y=19&amp;lang=en&amp;site=us&amp;KeyWords=450-1647-ND">DigiKey</text:a></text:p>
          </table:table-cell>
          <table:table-cell table:style-name="ce23" office:value-type="string">
            <text:p>450-1647-ND</text:p>
          </table:table-cell>
          <table:table-cell table:style-name="ce23"/>
          <table:table-cell table:style-name="ce34" office:value-type="string">
            <text:p>Push button switch, Long Button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1</text:p>
          </table:table-cell>
          <table:table-cell table:style-name="ce9" office:value-type="string">
            <text:p>STP8DP05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STP08DP05B1/497-6271-5-ND/1641765">DigiKey</text:a></text:p>
          </table:table-cell>
          <table:table-cell table:style-name="ce16" office:value-type="string">
            <text:p>497-6271-5-ND</text:p>
          </table:table-cell>
          <table:table-cell table:style-name="ce16"/>
          <table:table-cell table:style-name="ce32" office:value-type="string">
            <text:p>IC, Row Driver</text:p>
          </table:table-cell>
          <table:table-cell table:style-name="ce16" office:value-type="string">
            <text:p>dil_16-300_socket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 office:value-type="string">
            <text:p>Socket STP8DP05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4/A100206-ND/1125624">DigiKey</text:a></text:p>
          </table:table-cell>
          <table:table-cell table:style-name="ce16" office:value-type="string">
            <text:p>A100206-ND</text:p>
          </table:table-cell>
          <table:table-cell table:style-name="ce16"/>
          <table:table-cell table:style-name="ce32" office:value-type="string">
            <text:p>Socket for IC U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--</text:p>
          </table:table-cell>
          <table:table-cell table:style-name="ce26" office:value-type="string">
            <text:p>--</text:p>
          </table:table-cell>
          <table:table-cell table:style-name="ce23"/>
          <table:table-cell table:style-name="ce34" office:value-type="string">
            <text:p>SHORTING LINK between VI and VO</text:p>
          </table:table-cell>
          <table:table-cell table:style-name="ce16" office:value-type="string">
            <text:p>TO-220_Horizonta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3</text:p>
          </table:table-cell>
          <table:table-cell table:style-name="ce9" office:value-type="string">
            <text:p>ATMEGA8-P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32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IC ATMEGA8-P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9/A100210-ND/990628">DigiKey</text:a></text:p>
          </table:table-cell>
          <table:table-cell table:style-name="ce16" office:value-type="string">
            <text:p>A100210-ND</text:p>
          </table:table-cell>
          <table:table-cell table:style-name="ce16"/>
          <table:table-cell table:style-name="ce32" office:value-type="string">
            <text:p>Socket for IC U3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4</text:p>
          </table:table-cell>
          <table:table-cell table:style-name="ce9" office:value-type="string">
            <text:p>74HC154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74HC154N,652/568-1407-5-ND/763011">DigiKey</text:a></text:p>
          </table:table-cell>
          <table:table-cell table:style-name="ce16" office:value-type="string">
            <text:p>568-1407-5-ND</text:p>
          </table:table-cell>
          <table:table-cell table:style-name="ce16"/>
          <table:table-cell table:style-name="ce32" office:value-type="string">
            <text:p>IC, Column Driver</text:p>
          </table:table-cell>
          <table:table-cell table:style-name="ce16" office:value-type="string">
            <text:p>DIP-24_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9" office:value-type="string">
            <text:p>IC 74HC154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/>
          <table:table-cell table:style-name="ce32" office:value-type="string">
            <text:p>Socket for IC U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9" office:value-type="string">
            <text:p>DS3231N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DS3231S#/DS3231S%23-ND/1197574">DigiKey</text:a></text:p>
          </table:table-cell>
          <table:table-cell table:style-name="ce16" office:value-type="string">
            <text:p>DS3231S#-ND</text:p>
          </table:table-cell>
          <table:table-cell table:style-name="ce16"/>
          <table:table-cell table:style-name="ce32" office:value-type="string">
            <text:p>IC, RTC</text:p>
          </table:table-cell>
          <table:table-cell table:style-name="ce16" office:value-type="string">
            <text:p>DS323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32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</text:p>
          </table:table-cell>
          <table:table-cell table:style-name="ce9" office:value-type="string">
            <text:p>22p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2</text:p>
          </table:table-cell>
          <table:table-cell table:style-name="ce9" office:value-type="string">
            <text:p>22p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1</text:p>
          </table:table-cell>
          <table:table-cell table:style-name="ce9" office:value-type="string">
            <text:p>CDOT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2</text:p>
          </table:table-cell>
          <table:table-cell table:style-name="ce9" office:value-type="string">
            <text:p>CDOT2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3</text:p>
          </table:table-cell>
          <table:table-cell table:style-name="ce9" office:value-type="string">
            <text:p>CDOT3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Header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IL-U1</text:p>
          </table:table-cell>
          <table:table-cell table:style-name="ce9" office:value-type="string">
            <text:p>STP16DP05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rowBoB, 24 pin IC socket</text:p>
          </table:table-cell>
          <table:table-cell table:style-name="ce16" office:value-type="string">
            <text:p>SCK-24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2</text:p>
          </table:table-cell>
          <table:table-cell table:style-name="ce9" office:value-type="string">
            <text:p>V_IN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SB-B1HSW6/ED2982-ND/2677743">DigiKey</text:a></text:p>
          </table:table-cell>
          <table:table-cell table:style-name="ce16" office:value-type="string">
            <text:p>ED2982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USB-B, Socket</text:p>
          </table:table-cell>
          <table:table-cell table:style-name="ce16" office:value-type="string">
            <text:p>con-usb-USB-B-H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3</text:p>
          </table:table-cell>
          <table:table-cell table:style-name="ce9" office:value-type="string">
            <text:p>V_IN</text:p>
          </table:table-cell>
          <table:table-cell table:style-name="ce14" office:value-type="float" office:value="6.4875">
            <text:p>6.4875</text:p>
          </table:table-cell>
          <table:table-cell table:style-name="ce14" office:value-type="float" office:value="9.805">
            <text:p>9.80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PJ-002B/CP-002B-ND/96965">DigiKey</text:a></text:p>
          </table:table-cell>
          <table:table-cell table:style-name="ce16" office:value-type="string">
            <text:p>CP-002B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Barrel socket</text:p>
          </table:table-cell>
          <table:table-cell table:style-name="ce16" office:value-type="string">
            <text:p>JACK_ALI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3</text:p>
          </table:table-cell>
          <table:table-cell table:style-name="ce9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lder Bridge for uC pin selection</text:p>
          </table:table-cell>
          <table:table-cell table:style-name="ce16" office:value-type="string">
            <text:p>7Seg_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</text:p>
          </table:table-cell>
          <table:table-cell table:style-name="ce9" office:value-type="string">
            <text:p>7SegDisp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www.sparkfun.com/products/9766">Sparkfun</text:a></text:p>
          </table:table-cell>
          <table:table-cell table:style-name="ce16" office:value-type="string">
            <text:p>COM-09766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7 segment 4 digit display</text:p>
          </table:table-cell>
          <table:table-cell table:style-name="ce16" office:value-type="string">
            <text:p>pin_strip_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3</text:p>
          </table:table-cell>
          <table:table-cell table:style-name="ce9" office:value-type="string">
            <text:p>ISP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3x2 pin</text:p>
          </table:table-cell>
          <table:table-cell table:style-name="ce16" office:value-type="string">
            <text:p>pin_strip_3x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1</text:p>
          </table:table-cell>
          <table:table-cell table:style-name="ce9" office:value-type="string">
            <text:p>STACK-L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BCS-150-L-S-HE/SAM1009-50-ND/1100271">DigiKey</text:a></text:p>
          </table:table-cell>
          <table:table-cell table:style-name="ce16" office:value-type="string">
            <text:p>SAM1009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cket, 4 pin, right angle, for daisy-chaining boards</text:p>
          </table:table-cell>
          <table:table-cell table:style-name="ce16" office:value-type="string">
            <text:p>pin_sck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2</text:p>
          </table:table-cell>
          <table:table-cell table:style-name="ce9" office:value-type="string">
            <text:p>STACK-R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4 pin, right angle, for daisy-chaining boards</text:p>
          </table:table-cell>
          <table:table-cell table:style-name="ce16" office:value-type="string">
            <text:p>pin_strip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3</text:p>
          </table:table-cell>
          <table:table-cell table:style-name="ce9" office:value-type="string">
            <text:p>CONN_1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--</text:p>
          </table:table-cell>
          <table:table-cell table:style-name="ce27" office:value-type="string">
            <text:p>Break Out Pad, no component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ATMega Port PC2</text:p>
          </table:table-cell>
          <table:table-cell table:style-name="ce16" office:value-type="string">
            <text:p>Pad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27" office:value-type="string">
            <text:p>MC7805CTGOS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V_IN &gt; 5V. ELSE USE SHORTING LINK</text:p>
          </table:table-cell>
          <table:table-cell table:style-name="ce36" office:value-type="string">
            <text:p>TO-220_Horizontal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9" office:value-type="string">
            <text:p>BAFFL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ffl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9" office:value-type="string">
            <text:p>Back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ck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9" office:value-type="string">
            <text:p>FRAM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Ikea or Angus Hines or None</text:p>
          </table:table-cell>
          <table:table-cell table:style-name="ce16" office:value-type="string">
            <text:p>Fram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9" office:value-type="string">
            <text:p>Face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Face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1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5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3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49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0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2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owBoB</text:p>
          </table:table-cell>
          <table:table-cell table:style-name="ce16" office:value-type="string">
            <text:p>vite_3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9" office:value-type="string">
            <text:p>DIL6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Prototyping area</text:p>
          </table:table-cell>
          <table:table-cell table:style-name="ce16" office:value-type="string">
            <text:p>PROTO-6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Main Board, seeed</text:p>
          </table:table-cell>
          <table:table-cell table:style-name="ce16" office:value-type="string">
            <text:p>PCB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G1</text:p>
          </table:table-cell>
          <table:table-cell table:style-name="ce9" office:value-type="string">
            <text:p>Logo-WL3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-WL3</text:p>
          </table:table-cell>
          <table:table-cell/>
          <table:table-cell table:style-name="ce38" table:number-columns-repeated="1012"/>
        </table:table-row>
        <table:table-row table:style-name="ro2">
          <table:table-cell table:style-name="ce4" office:value-type="string">
            <text:p>G***</text:p>
          </table:table-cell>
          <table:table-cell table:style-name="ce9" office:value-type="string">
            <text:p>OSHW_6mm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</text:p>
          </table:table-cell>
          <table:table-cell table:style-name="ce38" table:number-columns-repeated="1013"/>
        </table:table-row>
        <table:table-row table:style-name="ro1" table:number-rows-repeated="1048212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currency-style style:name="N116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/03/2012</text:date>, <text:time>18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8T18:06:16</dc:date>
    <dc:creator>Samata </dc:creator>
    <meta:generator>LibreOffice/3.4$Linux LibreOffice_project/340m1$Build-402</meta:generator>
    <meta:editing-duration>PT16H34M32S</meta:editing-duration>
    <meta:editing-cycles>71</meta:editing-cycles>
    <meta:document-statistic meta:table-count="1" meta:cell-count="2472" meta:object-count="0"/>
  </office:meta>
</office:document-meta>
</file>